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3" style:parent-style-name="Standard" style:master-page-name="MP1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 fo:text-align="center"/>
      <style:text-properties style:font-name="Times New Roman" style:font-name-complex="Times New Roman" fo:font-weight="bold" style:font-weight-asian="bold" fo:font-size="20pt" style:font-size-asian="20pt" style:font-size-complex="20pt"/>
    </style:style>
    <style:style style:name="P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9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30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31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32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33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34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35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36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37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38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39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40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41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42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43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44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45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46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47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48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49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50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51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52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53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54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55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56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57" style:parent-style-name="Normal" style:family="paragraph">
      <style:paragraph-properties fo:widows="2" fo:orphans="2" style:vertical-align="auto" fo:margin-bottom="0.1097in" fo:line-height="107%" fo:margin-left="-0.0034in" fo:text-indent="-0.0069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fo:hyphenate="true"/>
    </style:style>
    <style:style style:name="P58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59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60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61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62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63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64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65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66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67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68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69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70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71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72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73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74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75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76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77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78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79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80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81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82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83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84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85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86" style:parent-style-name="Standard" style:family="paragraph">
      <style:paragraph-properties>
        <style:tab-stops>
          <style:tab-stop style:type="left" style:position="1.051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87" style:parent-style-name="Standard" style:family="paragraph">
      <style:paragraph-properties>
        <style:tab-stops>
          <style:tab-stop style:type="left" style:position="1.0513in"/>
        </style:tab-stops>
      </style:paragraph-properties>
    </style:style>
    <style:style style:name="T88" style:parent-style-name="DefaultParagraphFont" style:family="text"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/>
      <text:soft-page-break/>
      <text:p text:style-name="P3">KompyuterM3chakrs</text:p>
      <text:p text:style-name="P5">Week of (Date):July 12, 2019, Friday</text:p>
      <text:p text:style-name="P6"/>
      <text:p text:style-name="P7">Team Members Active this Week:Nathan Bellew, Keren Angeles, Melanie Grumley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Weekly Update of Project/Research (Summarized by Team Lead):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soft-page-break/>
      <text:p text:style-name="P29"><text:tab/></text:p>
      <text:p text:style-name="P30">Name: Nathan Bellew<text:tab/><text:tab/><text:tab/><text:tab/>Hours worked this week:</text:p>
      <text:p text:style-name="P31">Please explain in detail what you worked on this week.</text:p>
      <text:p text:style-name="P32"/>
      <text:p text:style-name="P33"/>
      <text:p text:style-name="P34"/>
      <text:p text:style-name="P35"/>
      <text:p text:style-name="P36">What are the outcomes of your research and time for the week?</text:p>
      <text:p text:style-name="P37"/>
      <text:p text:style-name="P38"/>
      <text:p text:style-name="P39"/>
      <text:p text:style-name="P40"/>
      <text:p text:style-name="P41">Please describe any roadblocks or difficulties you experienced in your research this week.</text:p>
      <text:p text:style-name="P42"/>
      <text:p text:style-name="P43"/>
      <text:p text:style-name="P44"/>
      <text:p text:style-name="P45"/>
      <text:p text:style-name="P46"/>
      <text:p text:style-name="P47"/>
      <text:p text:style-name="P48">What<text:s/>are your next steps moving forward?</text:p>
      <text:p text:style-name="P49"/>
      <text:p text:style-name="P50"/>
      <text:p text:style-name="P51"/>
      <text:p text:style-name="P52"/>
      <text:p text:style-name="P53"/>
      <text:p text:style-name="P54"/>
      <text:p text:style-name="P55">Name: Melanie Grumley<text:tab/><text:tab/><text:tab/><text:tab/>Hours worked this week:<text:s/>27.5</text:p>
      <text:p text:style-name="P56">Please explain in detail what you worked on this week.</text:p>
      <text:p text:style-name="P57">I continued learning networking and began learning about Keras Tensorflow in order to understand a side project that Dr. Basnet asked my team to work on.</text:p>
      <text:p text:style-name="P58"/>
      <text:p text:style-name="P59">What are the outcomes of your research and time for the week?</text:p>
      <text:p text:style-name="P60">In learning certain portions of machine learning and data science, I hope to be able to understand and participate in Dr. Basnet’s project which uses machine learning to filter out malicious URLs from benign URLs.</text:p>
      <text:p text:style-name="P61"/>
      <text:p text:style-name="P62"/>
      <text:p text:style-name="P63">Please describe any roadblocks or difficulties you experienced in your research this week.</text:p>
      <text:p text:style-name="P64">I find myself extraordinarily behind my peers this time as far as knowing what’s going on but I’m catching up slowly.</text:p>
      <text:p text:style-name="P65"/>
      <text:p text:style-name="P66"/>
      <text:p text:style-name="P67"/>
      <text:p text:style-name="P68">What are your next steps moving forward?</text:p>
      <text:p text:style-name="P69">Continue learning about Keras, Tensorflow, and machine learning.</text:p>
      <text:p text:style-name="P70"/>
      <text:p text:style-name="P71"/>
      <text:p text:style-name="P72"/>
      <text:p text:style-name="P73"/>
      <text:p text:style-name="P74"/>
      <text:p text:style-name="P75">Name: Keren Angeles<text:tab/><text:tab/><text:tab/><text:tab/>Hours worked this week: 28.5 hrs</text:p>
      <text:soft-page-break/>
      <text:p text:style-name="P76">Please explain in detail what you worked on this week.</text:p>
      <text:p text:style-name="P77">This week I learned about Machine<text:s/>Learning as a side project for Dr. Basnet</text:p>
      <text:p text:style-name="P78"/>
      <text:p text:style-name="P79">What are the outcomes of your research and time for the week?</text:p>
      <text:p text:style-name="P80">During this self study I learned about Machine Learning, Tensorflow and how to train machine in recognizing malicious URLs</text:p>
      <text:p text:style-name="P81"/>
      <text:p text:style-name="P82"/>
      <text:p text:style-name="P83">Please describe any roadblocks or difficulties you experienced in your research this week.</text:p>
      <text:p text:style-name="P84">There are some concepts that are very difficult to understand about machine learning. I was able to get jupyter notebook working on my computer and now trying to incorporate Google Colab with<text:s/>it.</text:p>
      <text:p text:style-name="P85"/>
      <text:p text:style-name="P86">What are your next steps moving forward?</text:p>
      <text:p text:style-name="P87"><text:span text:style-name="T88">Moving forward, now I have to attempt to replicate an experiment using either Tensorflow, Keras, or Thean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333in" fo:margin-left="0.3333in" fo:margin-bottom="0.3333in" fo:margin-right="0.3333in" fo:border="0.0069in solid #000000" fo:padding-top="0.1597in" fo:padding-left="0.6597in" fo:padding-bottom="0.1597in" fo:padding-right="0.6597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left" style:position="1.0513in"/>
        </style:tab-stops>
      </style:paragraph-properties>
    </style:style>
    <style:page-layout style:name="PL1">
      <style:page-layout-properties fo:page-width="8.5in" fo:page-height="11in" style:print-orientation="portrait" fo:margin-top="0.3333in" fo:margin-left="0.3333in" fo:margin-bottom="0.3333in" fo:margin-right="0.3333in" fo:border="0.0069in solid #000000" fo:padding-top="0.1597in" fo:padding-left="0.6597in" fo:padding-bottom="0.1597in" fo:padding-right="0.6597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4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left" style:position="1.0513in"/>
        </style:tab-stops>
      </style:paragraph-properties>
    </style:style>
  </office:automatic-styles>
  <office:master-styles>
    <style:master-page style:name="MP0" style:page-layout-name="PL0">
      <style:header>
        <text:p text:style-name="P2"/>
      </style:header>
    </style:master-page>
    <style:master-page style:name="MP1" style:page-layout-name="PL1">
      <style:header>
        <text:p text:style-name="P4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oukoulas, Angelika C</meta:initial-creator>
    <dc:creator>Rowan Grumley</dc:creator>
    <meta:creation-date>2019-07-12T21:45:00Z</meta:creation-date>
    <dc:date>2019-07-12T21:45:00Z</dc:date>
    <meta:template xlink:href="Normal" xlink:type="simple"/>
    <meta:editing-cycles>2</meta:editing-cycles>
    <meta:editing-duration>PT3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4" meta:word-count="329" meta:character-count="2205" meta:row-count="15" meta:non-whitespace-character-count="1880"/>
  </office:meta>
</office:document-meta>
</file>